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E (U1)</text:p>
          </table:table-cell>
          <table:table-cell office:value-type="string" calcext:value-type="string">
            <text:p>EU1/(L-1)</text:p>
          </table:table-cell>
          <table:table-cell office:value-type="string" calcext:value-type="string">
            <text:p>ESu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formula="of:=[.C3]/([.B3]-1)" office:value-type="float" office:value="-1.5" calcext:value-type="float">
            <text:p>-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-1.6160254037844" calcext:value-type="float">
            <text:p>-1.6160254037844</text:p>
          </table:table-cell>
          <table:table-cell table:style-name="ce2" table:formula="of:=[.C4]/([.B4]-1)" office:value-type="float" office:value="-0.5386751345948" calcext:value-type="float">
            <text:p>-0.538675134594800</text:p>
          </table:table-cell>
          <table:table-cell office:value-type="float" office:value="-1.6160254037844" calcext:value-type="float">
            <text:p>-1.616025403784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.4935771338879" calcext:value-type="float">
            <text:p>-2.4935771338879</text:p>
          </table:table-cell>
          <table:table-cell table:style-name="ce2" table:formula="of:=[.C5]/([.B5]-1)" office:value-type="float" office:value="-0.49871542677758" calcext:value-type="float">
            <text:p>-0.498715426777580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.3749325986879" calcext:value-type="float">
            <text:p>-3.3749325986879</text:p>
          </table:table-cell>
          <table:table-cell table:style-name="ce2" table:formula="of:=[.C6]/([.B6]-1)" office:value-type="float" office:value="-0.482133228383986" calcext:value-type="float">
            <text:p>-0.482133228383986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.2580352072829" calcext:value-type="float">
            <text:p>-4.2580352072829</text:p>
          </table:table-cell>
          <table:table-cell table:style-name="ce2" table:formula="of:=[.C7]/([.B7]-1)" office:value-type="float" office:value="-0.473115023031433" calcext:value-type="float">
            <text:p>-0.473115023031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5.1420906328405" calcext:value-type="float">
            <text:p>-5.1420906328405</text:p>
          </table:table-cell>
          <table:table-cell table:style-name="ce2" table:formula="of:=[.C8]/([.B8]-1)" office:value-type="float" office:value="-0.467462784803682" calcext:value-type="float">
            <text:p>-0.467462784803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6.0267246618622" calcext:value-type="float">
            <text:p>-6.0267246618622</text:p>
          </table:table-cell>
          <table:table-cell table:style-name="ce2" table:formula="of:=[.C9]/([.B9]-1)" office:value-type="float" office:value="-0.463594204758631" calcext:value-type="float">
            <text:p>-0.4635942047586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6.9117371455751" calcext:value-type="float">
            <text:p>-6.9117371455751</text:p>
          </table:table-cell>
          <table:table-cell table:style-name="ce2" table:formula="of:=[.C10]/([.B10]-1)" office:value-type="float" office:value="-0.460782476371673" calcext:value-type="float">
            <text:p>-0.460782476371673</text:p>
          </table:table-cell>
          <table:table-cell office:value-type="float" office:value="-6.9117371455752" calcext:value-type="float">
            <text:p>-6.911737145575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TEB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-0.50070766077139" calcext:value-type="float">
            <text:p>-0.50070766077139</text:p>
          </table:table-cell>
          <table:table-cell office:value-type="float" office:value="-0.385311409002868" calcext:value-type="float">
            <text:p>-0.385311409002868</text:p>
          </table:table-cell>
          <table:table-cell table:formula="of:=([.D14]+[.E14])/2" office:value-type="float" office:value="-0.443009534887129" calcext:value-type="float">
            <text:p>-0.44300953488712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497845393918352" calcext:value-type="float">
            <text:p>-0.497845393918352</text:p>
          </table:table-cell>
          <table:table-cell office:value-type="float" office:value="-0.38821440724974" calcext:value-type="float">
            <text:p>-0.38821440724974</text:p>
          </table:table-cell>
          <table:table-cell table:formula="of:=([.D15]+[.E15])/2" office:value-type="float" office:value="-0.443029900584046" calcext:value-type="float">
            <text:p>-0.443029900584046</text:p>
          </table:table-cell>
        </table:table-row>
        <table:table-row table:style-name="ro1">
          <table:table-cell table:number-columns-repeated="3"/>
          <table:table-cell office:value-type="float" office:value="-0.495343142391785" calcext:value-type="float">
            <text:p>-0.495343142391785</text:p>
          </table:table-cell>
          <table:table-cell office:value-type="float" office:value="-0.390748594653912" calcext:value-type="float">
            <text:p>-0.390748594653912</text:p>
          </table:table-cell>
          <table:table-cell table:formula="of:=([.D16]+[.E16])/2" office:value-type="float" office:value="-0.443045868522849" calcext:value-type="float">
            <text:p>-0.44304586852284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493134833936682" calcext:value-type="float">
            <text:p>-0.493134833936682</text:p>
          </table:table-cell>
          <table:table-cell office:value-type="float" office:value="-0.392982369131701" calcext:value-type="float">
            <text:p>-0.392982369131701</text:p>
          </table:table-cell>
          <table:table-cell table:formula="of:=([.D17]+[.E17])/2" office:value-type="float" office:value="-0.443058601534192" calcext:value-type="float">
            <text:p>-0.4430586015341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DMRG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 (SU2)</text:p>
          </table:table-cell>
          <table:table-cell office:value-type="string" calcext:value-type="string">
            <text:p>E/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0.88041293558721" calcext:value-type="float">
            <text:p>-0.88041293558721</text:p>
          </table:table-cell>
          <table:table-cell table:formula="of:=[.D20]/2" office:value-type="float" office:value="-0.440206467793605" calcext:value-type="float">
            <text:p>-0.4402064677936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88521476419428" calcext:value-type="float">
            <text:p>-0.88521476419428</text:p>
          </table:table-cell>
          <table:table-cell table:formula="of:=[.D21]/2" office:value-type="float" office:value="-0.44260738209714" calcext:value-type="float">
            <text:p>-0.4426073820971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-0.88616355612496" calcext:value-type="float">
            <text:p>-0.88616355612496</text:p>
          </table:table-cell>
          <table:table-cell table:formula="of:=[.D22]/2" office:value-type="float" office:value="-0.44308177806248" calcext:value-type="float">
            <text:p>-0.4430817780624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-0.88626955916119" calcext:value-type="float">
            <text:p>-0.88626955916119</text:p>
          </table:table-cell>
          <table:table-cell table:formula="of:=[.D23]/2" office:value-type="float" office:value="-0.443134779580595" calcext:value-type="float">
            <text:p>-0.44313477958059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-0.88628957360453" calcext:value-type="float">
            <text:p>-0.88628957360453</text:p>
          </table:table-cell>
          <table:table-cell table:formula="of:=[.D24]/2" office:value-type="float" office:value="-0.443144786802265" calcext:value-type="float">
            <text:p>-0.44314478680226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-0.88629159556255" calcext:value-type="float">
            <text:p>-0.88629159556255</text:p>
          </table:table-cell>
          <table:table-cell table:formula="of:=[.D25]/2" office:value-type="float" office:value="-0.443145797781275" calcext:value-type="float">
            <text:p>-0.443145797781275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-0.88629193948348" calcext:value-type="float">
            <text:p>-0.88629193948348</text:p>
          </table:table-cell>
          <table:table-cell table:formula="of:=[.D26]/2" office:value-type="float" office:value="-0.44314596974174" calcext:value-type="float">
            <text:p>-0.443145969741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number:number-style style:name="N113">
      <number:number number:decimal-places="18" loext:min-decimal-places="18" number:min-integer-digits="1"/>
    </number:number-style>
    <number:number-style style:name="N11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00-00-00</text:date>, <text:time style:data-style-name="N2" text:time-value="14:21:14.1122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9:45.048108125</meta:creation-date>
    <dc:title>LyX Document</dc:title>
    <dc:date>2020-11-21T14:35:45.506082174</dc:date>
    <meta:editing-duration>PT12M39S</meta:editing-duration>
    <meta:editing-cycles>3</meta:editing-cycles>
    <meta:generator>LibreOffice/6.4.6.2$Linux_X86_64 LibreOffice_project/40$Build-2</meta:generator>
    <meta:document-statistic meta:table-count="1" meta:cell-count="74" meta:object-count="0"/>
  </office:meta>
</office:document-meta>
</file>